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6.965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0000"/>
    </style:style>
    <style:style style:name="P2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837cm" svg:height="27.215cm" svg:x="10.723cm" svg:y="11.837cm">
          <draw:text-box>
            <text:p>Poštovani profesore,</text:p>
            <text:p/>
            <text:p>Imam pitanje vezano za drugi projekat iz predmeta Napredni operativni sistemi. Da li je moguće izmeniti projekat kako bi se povećala njegova praktična vrednost u oblasti sajber bezbednosti?</text:p>
            <text:p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/>
            <text:p>S poštovanjem,</text:p>
            <text:p>Miloš Jovanović 1564</text:p>
            <text:p/>
            <text:p/>
            <text:p>Možeš da ovaj 2. projekat implementiraš sa predloženom izmenomš</text:p>
            <text:p/>
            <text:p/>
            <text:p/>
            <text:p>provera dns</text:p>
            <text:p>za ip koji uspostavlja konekciju proveramo dns upit dA LI JE CISTA; pa akacije log ili alarm</text:p>
            <text:p/>
            <text:p>nakon vise ip adresa da se prekinu nesto&gt;???</text:p>
            <text:p/>
            <text:p/>
            <text:p/>
            <text:p><text:span text:style-name="T1">KAKO DA NE</text:span></text:p>
          </draw:text-box>
        </draw:frame>
        <draw:custom-shape draw:style-name="gr2" draw:text-style-name="P2" draw:layer="layout" svg:width="35.408cm" svg:height="27.29cm" svg:x="53.36cm" svg:y="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405cm" svg:height="2cm" svg:x="54.36cm" svg:y="6.833cm">
          <text:p text:style-name="P3"><text:span text:style-name="T2">To do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2.405cm" svg:height="2cm" svg:x="64.7cm" svg:y="6.834cm">
          <text:p text:style-name="P3"><text:span text:style-name="T2">Doing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2.405cm" svg:height="2cm" svg:x="75.04cm" svg:y="6.835cm">
          <text:p text:style-name="P3"><text:span text:style-name="T2">Done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8"><text:span text:style-name="T3">IO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7.6.4.1$Linux_X86_64 LibreOffice_project/60$Build-1</meta:generator>
    <dc:date>2024-01-08T19:31:10.128044280</dc:date>
    <meta:editing-duration>PT2H24M57S</meta:editing-duration>
    <meta:editing-cycles>9</meta:editing-cycles>
    <meta:document-statistic meta:object-count="7"/>
  </office:meta>
</office:document-meta>
</file>